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8.503cm" fo:margin-left="-1.446cm" fo:margin-right="-1.356cm" table:align="margins"/>
    </style:style>
    <style:style style:name="Tableau1.A" style:family="table-column">
      <style:table-column-properties style:column-width="4.498cm" style:rel-column-width="10341*"/>
    </style:style>
    <style:style style:name="Tableau1.B" style:family="table-column">
      <style:table-column-properties style:column-width="5.219cm" style:rel-column-width="12000*"/>
    </style:style>
    <style:style style:name="Tableau1.C" style:family="table-column">
      <style:table-column-properties style:column-width="4.907cm" style:rel-column-width="11282*"/>
    </style:style>
    <style:style style:name="Tableau1.D" style:family="table-column">
      <style:table-column-properties style:column-width="4.763cm" style:rel-column-width="10950*"/>
    </style:style>
    <style:style style:name="Tableau1.E" style:family="table-column">
      <style:table-column-properties style:column-width="4.45cm" style:rel-column-width="10232*"/>
    </style:style>
    <style:style style:name="Tableau1.F" style:family="table-column">
      <style:table-column-properties style:column-width="4.667cm" style:rel-column-width="1073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F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leau1.F4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size="10pt" fo:background-color="transparent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</style:style>
    <style:style style:name="P15" style:family="paragraph" style:parent-style-name="Heading_20_3">
      <style:paragraph-properties fo:margin-left="0cm" fo:margin-right="0cm" fo:margin-top="0cm" fo:margin-bottom="0.079cm" fo:line-height="150%" fo:text-align="center" style:justify-single-word="false" fo:orphans="2" fo:widows="2" fo:text-indent="0cm" style:auto-text-indent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ff0000"/>
    </style:style>
    <style:style style:name="P20" style:family="paragraph" style:parent-style-name="Table_20_Contents">
      <style:paragraph-properties fo:line-height="150%" fo:text-align="center" style:justify-single-word="false"/>
      <style:text-properties fo:color="#ff0000" fo:font-size="13pt" fo:font-weight="bold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fo:color="#ff0000"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line-height="150%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line-height="115%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line-height="115%" fo:text-align="start" style:justify-single-word="false"/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26" style:family="paragraph" style:parent-style-name="Table_20_Contents">
      <style:paragraph-properties fo:line-height="115%" fo:text-align="start" style:justify-single-word="fals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line-height="115%"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line-height="115%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Times New Roman1" fo:font-size="12pt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style:font-name="Times New Roman1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style:font-name="Times New Roman1" style:text-underline-style="none" style:font-style-asian="normal" style:font-style-complex="normal"/>
    </style:style>
    <style:style style:name="T2" style:family="text">
      <style:text-properties fo:color="#000000"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variant="normal" fo:text-transform="none" fo:color="#000000" style:font-name="Times New Roman1" fo:letter-spacing="normal" fo:font-style="normal" style:text-underline-style="none" style:font-style-asian="normal" style:font-style-complex="normal"/>
    </style:style>
    <style:style style:name="T5" style:family="text">
      <style:text-properties fo:font-variant="normal" fo:text-transform="none" fo:color="#000000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font-name="Times New Roman1" fo:letter-spacing="normal" fo:font-style="normal"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Times New Roman1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1" fo:font-weight="normal" style:font-weight-asian="normal" style:font-weight-complex="normal"/>
    </style:style>
    <style:style style:name="T15" style:family="text">
      <style:text-properties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udit Web Design</text:p>
      <text:p text:style-name="P16"/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9">Catégories</text:p>
          </table:table-cell>
          <table:table-cell table:style-name="Tableau1.A1" office:value-type="string">
            <text:p text:style-name="P19">Problème identifié</text:p>
          </table:table-cell>
          <table:table-cell table:style-name="Tableau1.A1" office:value-type="string">
            <text:p text:style-name="P19">Explication du problème</text:p>
          </table:table-cell>
          <table:table-cell table:style-name="Tableau1.A1" office:value-type="string">
            <text:p text:style-name="P19">Bonne pratique à adopter</text:p>
          </table:table-cell>
          <table:table-cell table:style-name="Tableau1.A1" office:value-type="string">
            <text:p text:style-name="P19">Action recommandé</text:p>
          </table:table-cell>
          <table:table-cell table:style-name="Tableau1.F1" office:value-type="string">
            <text:p text:style-name="P19">Référence</text:p>
          </table:table-cell>
        </table:table-row>
        <table:table-row>
          <table:table-cell table:style-name="Tableau1.A2" office:value-type="string">
            <text:p text:style-name="P23"><text:s/>1 . Balise canonicale</text:p>
            <text:p text:style-name="P20"/>
            <text:p text:style-name="P21">Corrigé</text:p>
          </table:table-cell>
          <table:table-cell table:style-name="Tableau1.A2" office:value-type="string">
            <text:p text:style-name="P28">_ Absence de la balise</text:p>
          </table:table-cell>
          <table:table-cell table:style-name="Tableau1.A2" office:value-type="string">
            <text:p text:style-name="P28">_ Google ne peut pas reconnaître la vrai page de ce site</text:p>
          </table:table-cell>
          <table:table-cell table:style-name="Tableau1.A2" office:value-type="string">
            <text:p text:style-name="P2">_ Pas de balises successives ou croisées <text:s/></text:p>
            <text:p text:style-name="P3">_ Pas de balise pour éliminer simplement le contenu dupliqué ou faire une redirection</text:p>
            <text:p text:style-name="P13"><text:span text:style-name="Source_20_Text"><text:span text:style-name="T5">_</text:span></text:span><text:span text:style-name="Strong_20_Emphasis"><text:span text:style-name="T5"> <text:s/>https://monsite.com/mot-cle-principal</text:span></text:span></text:p>
            <text:p text:style-name="P12"><text:span text:style-name="Strong_20_Emphasis"><text:span text:style-name="T15">_ Pas de caractères ou mot bizarre</text:span></text:span></text:p>
          </table:table-cell>
          <table:table-cell table:style-name="Tableau1.A2" office:value-type="string">
            <text:p text:style-name="P18"/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25">2 . Balise meta title </text:p>
            <text:p text:style-name="P25"/>
            <text:p text:style-name="P22">Corrigé</text:p>
            <text:p text:style-name="P25"/>
          </table:table-cell>
          <table:table-cell table:style-name="Tableau1.A3" office:value-type="string">
            <text:p text:style-name="P28">_ Absence de la balise sur les pages HTML</text:p>
          </table:table-cell>
          <table:table-cell table:style-name="Tableau1.A3" office:value-type="string">
            <text:p text:style-name="P28">_ Problème d'indexation </text:p>
          </table:table-cell>
          <table:table-cell table:style-name="Tableau1.A3" office:value-type="string">
            <text:p text:style-name="P7"><text:span text:style-name="Source_20_Text"><text:span text:style-name="T11">_ Mettre</text:span></text:span><text:span text:style-name="Strong_20_Emphasis"><text:span text:style-name="T11"> mot-clé </text:span></text:span><text:span text:style-name="Source_20_Text"><text:span text:style-name="T11">au début </text:span></text:span></text:p>
            <text:p text:style-name="P9"><text:span text:style-name="T14">_ Ma</text:span><text:bookmark text:name="r-5657491"/><text:bookmark text:name="r-5657492"/><text:bookmark text:name="r-5657495"/><text:span text:style-name="T14">x 70 caractères </text:span></text:p>
            <text:p text:style-name="P31">_ Rajouter les balises relatives à Facebook et Twitter</text:p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p text:style-name="P18"/>
          </table:table-cell>
        </table:table-row>
        <table:table-row>
          <table:table-cell table:style-name="Tableau1.A4" office:value-type="string">
            <text:p text:style-name="P24">3 . Balise meta descrition</text:p>
            <text:p text:style-name="P24"/>
            <text:p text:style-name="P21">Corrigé</text:p>
            <text:p text:style-name="P21"/>
          </table:table-cell>
          <table:table-cell table:style-name="Tableau1.A4" office:value-type="string">
            <text:p text:style-name="P28">_ Absence de la balise sur les pages HTML</text:p>
          </table:table-cell>
          <table:table-cell table:style-name="Tableau1.A4" office:value-type="string">
            <text:p text:style-name="P28">_ Problème d'indexation </text:p>
          </table:table-cell>
          <table:table-cell table:style-name="Tableau1.A4" office:value-type="string">
            <text:p text:style-name="P7"><text:span text:style-name="Source_20_Text"><text:span text:style-name="T9">_ Mettre</text:span></text:span><text:span text:style-name="Strong_20_Emphasis"><text:span text:style-name="T9"> mot-clé </text:span></text:span><text:span text:style-name="Source_20_Text"><text:span text:style-name="T9">au début </text:span></text:span></text:p>
            <text:p text:style-name="P11"><text:span text:style-name="Strong_20_Emphasis"><text:span text:style-name="T5">_ Min 160 caractères </text:span></text:span></text:p>
            <text:p text:style-name="P10"><text:span text:style-name="Strong_20_Emphasis"><text:span text:style-name="T7">_ Rajouter les balises relatives à Facebook et Twitter</text:span></text:span></text:p>
          </table:table-cell>
          <table:table-cell table:style-name="Tableau1.A4" office:value-type="string">
            <text:p text:style-name="P18"/>
          </table:table-cell>
          <table:table-cell table:style-name="Tableau1.F4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24">4 . Balise title</text:p>
            <text:p text:style-name="P24"/>
            <text:p text:style-name="P21">Corrigé</text:p>
            <text:p text:style-name="P21"/>
          </table:table-cell>
          <table:table-cell table:style-name="Tableau1.A3" office:value-type="string">
            <text:p text:style-name="P28">_ La balise n'est pas remplit</text:p>
          </table:table-cell>
          <table:table-cell table:style-name="Tableau1.A3" office:value-type="string">
            <text:p text:style-name="P28">_ Ajouté un titre pour être bien indexé</text:p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6">5 . Informations sur le site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18"/>
          </table:table-cell>
          <table:table-cell table:style-name="Tableau1.F2" office:value-type="string">
            <text:p text:style-name="P18"/>
          </table:table-cell>
        </table:table-row>
        <text:soft-page-break/>
        <table:table-row>
          <table:table-cell table:style-name="Tableau1.A3" office:value-type="string">
            <text:p text:style-name="P1">6 . Vitesse de chargement des pages</text:p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28">_ - de <text:span text:style-name="Strong_20_Emphasis"><text:span text:style-name="T8">4 secondes </text:span></text:span><text:span text:style-name="T8">de chargement </text:span></text:p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p text:style-name="P30">GTmetrix</text:p>
            <text:p text:style-name="P30">Pingdom</text:p>
          </table:table-cell>
        </table:table-row>
        <table:table-row>
          <table:table-cell table:style-name="Tableau1.A4" office:value-type="string">
            <text:p text:style-name="P27">7 . Langue</text:p>
            <text:p text:style-name="P27"/>
            <text:p text:style-name="P27"/>
            <text:p text:style-name="P21">Corrigé</text:p>
          </table:table-cell>
          <table:table-cell table:style-name="Tableau1.A4" office:value-type="string">
            <text:p text:style-name="P28">Langue déclarée par défaut</text:p>
          </table:table-cell>
          <table:table-cell table:style-name="Tableau1.A4" office:value-type="string">
            <text:p text:style-name="P28">_ Google à du mal à indexer la page</text:p>
            <text:p text:style-name="P28">_ Les visiteurs du site peuvent être pénalisé si la langue du site n'est pas la bonne</text:p>
          </table:table-cell>
          <table:table-cell table:style-name="Tableau1.A4" office:value-type="string">
            <text:p text:style-name="P29">_ <text:span text:style-name="T3">Nom de domaine par langue, Sous-domaine par langue, Répertoire par langue</text:span></text:p>
            <text:p text:style-name="P29"><text:span text:style-name="Source_20_Text"><text:span text:style-name="T4">_ Ne pas traduire mot pour mot </text:span></text:span></text:p>
            <text:p text:style-name="P29"><text:span text:style-name="Source_20_Text"><text:span text:style-name="T4">_ Préférer traducteur </text:span></text:span></text:p>
            <text:p text:style-name="P7"><text:span text:style-name="Source_20_Text"><text:span text:style-name="T9">_ Distribuer le contenu </text:span></text:span></text:p>
            <text:p text:style-name="P4"><text:bookmark text:name="r-6056876"/><text:span text:style-name="Source_20_Text"><text:span text:style-name="T1">_ Obteniez des liens dans chaque langue présente sur votre site </text:span></text:span></text:p>
          </table:table-cell>
          <table:table-cell table:style-name="Tableau1.A4" office:value-type="string">
            <text:p text:style-name="P18"/>
          </table:table-cell>
          <table:table-cell table:style-name="Tableau1.F4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27">8 . Responsive</text:p>
          </table:table-cell>
          <table:table-cell table:style-name="Tableau1.A3" office:value-type="string">
            <text:p text:style-name="P28">_ Eléments esthétiques à revoir</text:p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7">9 . Architecture du site</text:p>
            <text:p text:style-name="P27"/>
            <text:p text:style-name="P21">En cours</text:p>
            <text:p text:style-name="P21"/>
          </table:table-cell>
          <table:table-cell table:style-name="Tableau1.A2" office:value-type="string">
            <text:p text:style-name="P28">_ Eléments "page 2"</text:p>
            <text:p text:style-name="P28"/>
            <text:p text:style-name="P28">_ Supprimer les éléments vides, inutiles (li du menu)</text:p>
          </table:table-cell>
          <table:table-cell table:style-name="Tableau1.A2" office:value-type="string">
            <text:p text:style-name="P28">_ Eléments pas esthétique</text:p>
          </table:table-cell>
          <table:table-cell table:style-name="Tableau1.A2" office:value-type="string">
            <text:p text:style-name="P28">_ Nommer cette éléments contact ou le supprimer car il y a déjà 2 liens vers la page 2</text:p>
          </table:table-cell>
          <table:table-cell table:style-name="Tableau1.A2" office:value-type="string">
            <text:p text:style-name="P18"/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27">10 . Localisation du site</text:p>
          </table:table-cell>
          <table:table-cell table:style-name="Tableau1.A3" office:value-type="string">
            <text:p text:style-name="P28">_ Pas assez d'informations sur la localisation</text:p>
          </table:table-cell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4"><text:span text:style-name="Strong_20_Emphasis"><text:span text:style-name="T10">_ Rajoutez des photos des bureaux et de l'équipe</text:span></text:span></text:p>
            <text:p text:style-name="P13"><text:span text:style-name="Strong_20_Emphasis"><text:span text:style-name="T6">_ Info à mettre : adresse, tél, horaires, descriptif lieu et accès, carte</text:span></text:span></text:p>
            <text:p text:style-name="P13"><text:span text:style-name="Strong_20_Emphasis"><text:span text:style-name="T6">_ Paramétrer un compte Google My Business</text:span></text:span></text:p>
          </table:table-cell>
          <table:table-cell table:style-name="Tableau1.A3" office:value-type="string">
            <text:p text:style-name="P18"/>
          </table:table-cell>
          <table:table-cell table:style-name="Tableau1.F3" office:value-type="string">
            <text:h text:style-name="P15" text:outline-level="3"><text:span text:style-name="Strong_20_Emphasis"><text:span text:style-name="T13">Google My Business</text:span></text:span></text:h>
          </table:table-cell>
        </table:table-row>
        <table:table-row>
          <table:table-cell table:style-name="Tableau1.A4" office:value-type="string">
            <text:p text:style-name="P27">11 . Liens</text:p>
            <text:p text:style-name="P27"/>
            <text:p text:style-name="P27"/>
            <text:p text:style-name="P27"/>
            <text:p text:style-name="P27"/>
            <text:p text:style-name="P21">En cours</text:p>
          </table:table-cell>
          <table:table-cell table:style-name="Tableau1.A4" office:value-type="string">
            <text:p text:style-name="P28">_ Trop de liens externe</text:p>
            <text:p text:style-name="P28">_ Réduire les liens internes</text:p>
            <text:p text:style-name="P28">_ Les liens du footer, bloc 8, ne redirige pas le visiteur correctement</text:p>
          </table:table-cell>
          <table:table-cell table:style-name="Tableau1.A4" office:value-type="string">
            <text:p text:style-name="P28">_ Black hat : pénalisation de Google</text:p>
          </table:table-cell>
          <table:table-cell table:style-name="Tableau1.A4" office:value-type="string">
            <text:p text:style-name="P5">_ Créer les comptes de réseaux sociaux et les liés au site Internet</text:p>
            <text:p text:style-name="P6">_ Eviter sites de mauvaise qualité, dans une langue différente ou hors sujet</text:p>
            <text:p text:style-name="P8"><text:span text:style-name="Strong_20_Emphasis"><text:span text:style-name="T12">_ </text:span></text:span><text:span text:style-name="T12">Ne pas automatiser la création de posts de forum ou de commentaires de blogs </text:span></text:p>
            <text:p text:style-name="P2">_ Ne pas créer des liens toujours vers la même page ou <text:soft-page-break/>la même ancre </text:p>
            <text:p text:style-name="P3"><text:bookmark text:name="r-5782167"/><text:bookmark text:name="r-5782168"/>_ Ne pas créer des centaines de liens d'un seul coup</text:p>
          </table:table-cell>
          <table:table-cell table:style-name="Tableau1.A4" office:value-type="string">
            <text:p text:style-name="P18"/>
          </table:table-cell>
          <table:table-cell table:style-name="Tableau1.F4" office:value-type="string">
            <text:p text:style-name="P18"/>
          </table:table-cell>
        </table:table-row>
        <table:table-row>
          <table:table-cell table:style-name="Tableau1.A4" office:value-type="string">
            <text:p text:style-name="P27">12 . Mots-clés</text:p>
          </table:table-cell>
          <table:table-cell table:style-name="Tableau1.A4" office:value-type="string">
            <text:p text:style-name="P28">_ Trop de mots clés dans la balise keyword</text:p>
            <text:p text:style-name="P28">_ Vérifier la pertinence de certains moys-clés</text:p>
          </table:table-cell>
          <table:table-cell table:style-name="Tableau1.A4" office:value-type="string">
            <text:p text:style-name="P28"/>
          </table:table-cell>
          <table:table-cell table:style-name="Tableau1.A4" office:value-type="string">
            <text:p text:style-name="P14"><text:span text:style-name="Strong_20_Emphasis"><text:span text:style-name="T10">_ <text:s/>Mots-clés : de marque, généraliste, d'information, d'intention/transactionnel</text:span></text:span></text:p>
            <text:p text:style-name="P14"><text:span text:style-name="Strong_20_Emphasis"><text:span text:style-name="T10">_ Étudiez la concurrence </text:span></text:span></text:p>
            <text:p text:style-name="P14"><text:span text:style-name="Strong_20_Emphasis"><text:span text:style-name="T10">_ Regroupez ces mots-clés en thèmes</text:span></text:span></text:p>
            <text:p text:style-name="P7"><text:span text:style-name="Strong_20_Emphasis"><text:span text:style-name="T10">_ Pas répétition : synonymes et mots du même champ lexical </text:span></text:span></text:p>
            <text:p text:style-name="P4"><text:span text:style-name="Strong_20_Emphasis"><text:span text:style-name="T2">_ Doit apparaître dans h1/2, p au moins une fois, attribut alt</text:span></text:span></text:p>
            <text:p text:style-name="P4"><text:span text:style-name="Strong_20_Emphasis"><text:span text:style-name="T2">_ Vérifier présence, nombre et pertinence</text:span></text:span></text:p>
          </table:table-cell>
          <table:table-cell table:style-name="Tableau1.A4" office:value-type="string">
            <text:p text:style-name="P18"/>
          </table:table-cell>
          <table:table-cell table:style-name="Tableau1.F4" office:value-type="string">
            <text:p text:style-name="P1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2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dia Trémor</meta:initial-creator>
    <meta:creation-date>2021-12-16T08:04:04.14</meta:creation-date>
    <meta:generator>OpenOffice/4.1.11$Win32 OpenOffice.org_project/4111m1$Build-9808</meta:generator>
    <dc:date>2021-12-18T13:53:25.65</dc:date>
    <dc:creator>Lydia Trémor</dc:creator>
    <meta:editing-duration>PT2H19M11S</meta:editing-duration>
    <meta:editing-cycles>13</meta:editing-cycles>
    <meta:document-statistic meta:table-count="1" meta:image-count="0" meta:object-count="0" meta:page-count="3" meta:paragraph-count="82" meta:word-count="515" meta:character-count="2832"/>
  </office:meta>
</office:document-meta>
</file>